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Footer">
      <style:text-properties fo:language="ca" fo:country="ES"/>
    </style:style>
    <style:style style:name="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4" style:family="paragraph" style:parent-style-name="Standard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7" style:family="paragraph" style:parent-style-name="Text_20_body">
      <style:paragraph-properties fo:text-align="justify" style:justify-single-word="false"/>
      <style:text-properties fo:language="ca" fo:country="ES" officeooo:paragraph-rsid="001595e6"/>
    </style:style>
    <style:style style:name="P8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1" fo:font-size="10pt" fo:language="ca" fo:country="ES" officeooo:rsid="00116fa7" officeooo:paragraph-rsid="001595e6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1" fo:font-size="10pt" officeooo:paragraph-rsid="001595e6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1" fo:font-size="10pt" officeooo:paragraph-rsid="001595e6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1" fo:font-size="10pt" officeooo:paragraph-rsid="00187d6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3f5fbf" loext:opacity="100%" style:font-name="Monospace1" fo:font-size="10pt" officeooo:paragraph-rsid="00187d6f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" fo:font-size="10pt" officeooo:paragraph-rsid="001595e6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" fo:font-size="10pt" officeooo:rsid="001595e6" officeooo:paragraph-rsid="001595e6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3f5fbf" loext:opacity="100%" style:font-name="Monospace" fo:font-size="10pt" officeooo:rsid="0013f0b3" officeooo:paragraph-rsid="00187d6f" style:font-size-asian="10pt" style:font-size-complex="10pt"/>
    </style:style>
    <style:style style:name="P19" style:family="paragraph" style:parent-style-name="Standard">
      <style:text-properties officeooo:paragraph-rsid="00187d6f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rsid="001595e6" officeooo:paragraph-rsid="001595e6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paragraph-rsid="001595e6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rsid="0013f0b3" officeooo:paragraph-rsid="001595e6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rsid="0013f0b3" officeooo:paragraph-rsid="00187d6f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paragraph-rsid="001595e6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fo:font-weight="bold" officeooo:rsid="00172b8d" officeooo:paragraph-rsid="00172b8d" style:font-size-asian="10pt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95e6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7d6f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1595e6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187d6f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00393" officeooo:paragraph-rsid="00100393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212ceb" officeooo:paragraph-rsid="00212ceb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15%" fo:text-align="justify" style:justify-single-word="false"/>
      <style:text-properties style:font-name="arial" fo:font-size="12pt" fo:language="ca" fo:country="ES" fo:font-weight="normal" officeooo:rsid="0022d9c8" officeooo:paragraph-rsid="0022d9c8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22d9c8" officeooo:paragraph-rsid="0022d9c8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arial" fo:font-size="12pt" fo:language="ca" fo:country="ES" fo:font-weight="bold" officeooo:rsid="001595e6" officeooo:paragraph-rsid="001595e6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212ceb" officeooo:paragraph-rsid="00212ceb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22d9c8" officeooo:paragraph-rsid="0022d9c8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line-height="115%" fo:text-align="justify" style:justify-single-word="false"/>
      <style:text-properties style:font-name="arial" fo:font-size="12pt" fo:language="ca" fo:country="ES" fo:font-style="italic" fo:font-weight="normal" officeooo:rsid="0022d9c8" officeooo:paragraph-rsid="0022d9c8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line-height="115%" fo:text-align="justify" style:justify-single-word="false"/>
      <style:text-properties style:font-name="arial" fo:font-size="12pt" fo:language="ca" fo:country="ES" fo:font-style="italic" fo:font-weight="normal" officeooo:rsid="0022d9c8" officeooo:paragraph-rsid="00250eba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4pt" fo:language="ca" fo:country="ES" fo:font-weight="bold" officeooo:rsid="00212ceb" officeooo:paragraph-rsid="0022d9c8" style:font-size-asian="14pt" style:font-weight-asian="bold" style:font-size-complex="14pt" style:font-weight-complex="bold"/>
    </style:style>
    <style:style style:name="P42" style:family="paragraph" style:parent-style-name="Text_20_body">
      <style:text-properties style:font-name="arial" fo:font-size="14pt" fo:language="ca" fo:country="ES" fo:font-weight="bold" officeooo:rsid="001595e6" officeooo:paragraph-rsid="001595e6" style:font-size-asian="14pt" style:font-weight-asian="bold" style:font-size-complex="14pt" style:font-weight-complex="bold"/>
    </style:style>
    <style:style style:name="P43" style:family="paragraph" style:parent-style-name="Text_20_body" style:list-style-name="L1">
      <style:paragraph-properties fo:margin-top="0cm" fo:margin-bottom="0.101cm" style:contextual-spacing="false" fo:text-align="justify" style:justify-single-word="false"/>
      <style:text-properties style:font-name="arial" fo:font-size="12pt" fo:language="ca" fo:country="ES" fo:font-weight="normal" officeooo:rsid="00212ceb" officeooo:paragraph-rsid="00212ceb" style:font-size-asian="12pt" style:font-weight-asian="normal" style:font-size-complex="12pt" style:font-weight-complex="normal"/>
    </style:style>
    <style:style style:name="P44" style:family="paragraph" style:parent-style-name="Text_20_body" style:list-style-name="L2">
      <style:paragraph-properties fo:margin-top="0cm" fo:margin-bottom="0.101cm" style:contextual-spacing="false" fo:text-align="justify" style:justify-single-word="false"/>
      <style:text-properties style:font-name="arial" fo:font-size="12pt" fo:language="ca" fo:country="ES" fo:font-weight="normal" officeooo:rsid="00212ceb" officeooo:paragraph-rsid="00212ceb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margin-top="0cm" fo:margin-bottom="0.101cm" style:contextual-spacing="false" fo:text-align="justify" style:justify-single-word="false"/>
      <style:text-properties officeooo:paragraph-rsid="00212ceb"/>
    </style:style>
    <style:style style:name="P46" style:family="paragraph" style:parent-style-name="Text_20_body">
      <style:paragraph-properties fo:line-height="115%" fo:text-align="justify" style:justify-single-word="false"/>
      <style:text-properties officeooo:paragraph-rsid="00250eb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f5fbf" loext:opacity="100%" style:font-name="Monospace1"/>
    </style:style>
    <style:style style:name="T3" style:family="text">
      <style:text-properties fo:color="#3f5fbf" loext:opacity="100%" style:font-name="Monospace1" fo:font-size="10pt" style:font-size-asian="10pt"/>
    </style:style>
    <style:style style:name="T4" style:family="text">
      <style:text-properties fo:color="#3f5fbf" loext:opacity="100%" style:font-name="Monospace1" fo:font-size="10pt" officeooo:rsid="00116fa7" style:font-size-asian="10pt"/>
    </style:style>
    <style:style style:name="T5" style:family="text">
      <style:text-properties fo:color="#3f5fbf" loext:opacity="100%" style:font-name="Monospace1" fo:font-size="10pt" officeooo:rsid="001595e6" style:font-size-asian="10pt"/>
    </style:style>
    <style:style style:name="T6" style:family="text">
      <style:text-properties fo:color="#3f5fbf" loext:opacity="100%" style:font-name="Monospace1" fo:font-size="10pt" officeooo:rsid="00187d6f" style:font-size-asian="10pt"/>
    </style:style>
    <style:style style:name="T7" style:family="text">
      <style:text-properties fo:color="#3f5fbf" loext:opacity="100%" style:font-name="Monospace1" fo:font-size="10pt" fo:font-weight="bold" officeooo:rsid="00116fa7" style:font-size-asian="10pt" style:font-weight-asian="bold" style:font-weight-complex="bold"/>
    </style:style>
    <style:style style:name="T8" style:family="text">
      <style:text-properties fo:color="#3f5fbf" loext:opacity="100%" style:font-name="Monospace1" fo:font-weight="bold" style:font-weight-asian="bold" style:font-weight-complex="bold"/>
    </style:style>
    <style:style style:name="T9" style:family="text">
      <style:text-properties fo:color="#3f5fbf" loext:opacity="100%" style:font-name="Monospace1" officeooo:rsid="00128bda"/>
    </style:style>
    <style:style style:name="T10" style:family="text">
      <style:text-properties fo:color="#3f5fbf" loext:opacity="100%" style:font-name="Monospace1" officeooo:rsid="00116fa7"/>
    </style:style>
    <style:style style:name="T11" style:family="text">
      <style:text-properties fo:color="#3f5fbf" loext:opacity="100%" style:font-name="Monospace1" officeooo:rsid="001595e6"/>
    </style:style>
    <style:style style:name="T12" style:family="text">
      <style:text-properties fo:color="#3f5fbf" loext:opacity="100%" style:font-name="Monospace1" officeooo:rsid="0013f0b3"/>
    </style:style>
    <style:style style:name="T13" style:family="text">
      <style:text-properties fo:color="#3f5fbf" loext:opacity="100%" style:font-name="Monospace1" officeooo:rsid="00172b8d"/>
    </style:style>
    <style:style style:name="T14" style:family="text">
      <style:text-properties fo:color="#3f5fbf" loext:opacity="100%" style:font-name="Monospace1" fo:font-weight="normal" officeooo:rsid="001595e6" style:font-weight-asian="normal" style:font-weight-complex="normal"/>
    </style:style>
    <style:style style:name="T15" style:family="text">
      <style:text-properties fo:color="#3f5fbf" loext:opacity="100%" style:font-name="Monospace1" fo:font-weight="normal" officeooo:rsid="00172b8d" style:font-weight-asian="normal" style:font-weight-complex="normal"/>
    </style:style>
    <style:style style:name="T16" style:family="text">
      <style:text-properties fo:color="#3f5fbf" loext:opacity="100%" style:font-name="Monospace1" officeooo:rsid="00187d6f"/>
    </style:style>
    <style:style style:name="T17" style:family="text">
      <style:text-properties fo:color="#3f5fbf" loext:opacity="100%" style:font-name="Monospace" fo:font-size="10pt" style:font-size-asian="10pt"/>
    </style:style>
    <style:style style:name="T18" style:family="text">
      <style:text-properties fo:color="#3f5fbf" loext:opacity="100%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f5fbf" loext:opacity="100%" style:font-name="Monospace" fo:font-size="10pt" style:text-underline-style="none" style:font-size-asian="10pt"/>
    </style:style>
    <style:style style:name="T20" style:family="text">
      <style:text-properties fo:color="#3f5fbf" loext:opacity="100%" style:font-name="Monospace" fo:font-size="10pt" fo:font-weight="bold" style:font-size-asian="10pt" style:font-weight-asian="bold" style:font-weight-complex="bold"/>
    </style:style>
    <style:style style:name="T2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22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23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24" style:family="text">
      <style:text-properties fo:color="#000000" loext:opacity="100%" style:font-name="Monospace1"/>
    </style:style>
    <style:style style:name="T25" style:family="text">
      <style:text-properties fo:color="#000000" loext:opacity="100%" style:font-name="Monospace1" fo:font-size="10pt" style:font-size-asian="10pt"/>
    </style:style>
    <style:style style:name="T26" style:family="text">
      <style:text-properties fo:color="#000000" loext:opacity="100%" style:font-name="Monospace1" fo:font-weight="bold" style:font-weight-asian="bold"/>
    </style:style>
    <style:style style:name="T27" style:family="text">
      <style:text-properties fo:color="#000000" loext:opacity="100%" style:font-name="Monospace1" fo:font-style="italic" style:font-style-asian="italic"/>
    </style:style>
    <style:style style:name="T28" style:family="text">
      <style:text-properties fo:color="#000000" loext:opacity="100%" style:font-name="Monospace" fo:font-size="10pt" style:font-size-asian="10pt"/>
    </style:style>
    <style:style style:name="T29" style:family="text">
      <style:text-properties fo:color="#000000" loext:opacity="100%" style:font-name="Monospace" fo:font-size="10pt" fo:font-style="italic" style:font-size-asian="10pt" style:font-style-asian="italic"/>
    </style:style>
    <style:style style:name="T30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31" style:family="text">
      <style:text-properties fo:color="#7f0055" loext:opacity="100%" style:font-name="Monospace1" fo:font-size="10pt" fo:font-weight="bold" style:font-size-asian="10pt" style:font-weight-asian="bold"/>
    </style:style>
    <style:style style:name="T32" style:family="text">
      <style:text-properties fo:color="#7f0055" loext:opacity="100%" style:font-name="Monospace1" fo:font-weight="bold" style:font-weight-asian="bold"/>
    </style:style>
    <style:style style:name="T33" style:family="text">
      <style:text-properties fo:color="#7f0055" loext:opacity="100%" style:font-name="Monospace" fo:font-size="10pt" fo:font-weight="bold" style:font-size-asian="10pt" style:font-weight-asian="bold"/>
    </style:style>
    <style:style style:name="T34" style:family="text">
      <style:text-properties fo:color="#7f0055" loext:opacity="100%" style:font-name="Monospace" fo:font-weight="bold" style:font-weight-asian="bold"/>
    </style:style>
    <style:style style:name="T35" style:family="text">
      <style:text-properties fo:color="#6a3e3e" loext:opacity="100%" style:font-name="Monospace1"/>
    </style:style>
    <style:style style:name="T36" style:family="text">
      <style:text-properties fo:color="#6a3e3e" loext:opacity="100%" style:font-name="Monospace1" fo:font-size="10pt" style:font-size-asian="10pt"/>
    </style:style>
    <style:style style:name="T37" style:family="text">
      <style:text-properties fo:color="#6a3e3e" loext:opacity="100%" style:font-name="Monospace"/>
    </style:style>
    <style:style style:name="T38" style:family="text">
      <style:text-properties fo:color="#6a3e3e" loext:opacity="100%" style:font-name="Monospace" fo:font-size="10pt" style:font-size-asian="10pt"/>
    </style:style>
    <style:style style:name="T39" style:family="text">
      <style:text-properties fo:color="#2a00ff" loext:opacity="100%" style:font-name="Monospace1"/>
    </style:style>
    <style:style style:name="T40" style:family="text">
      <style:text-properties fo:color="#2a00ff" loext:opacity="100%" style:font-name="Monospace1" fo:font-size="10pt" style:font-size-asian="10pt"/>
    </style:style>
    <style:style style:name="T41" style:family="text">
      <style:text-properties fo:color="#2a00ff" loext:opacity="100%" style:font-name="Monospace1" fo:font-size="10pt" officeooo:rsid="0019e473" style:font-size-asian="10pt"/>
    </style:style>
    <style:style style:name="T42" style:family="text">
      <style:text-properties fo:color="#2a00ff" loext:opacity="100%" style:font-name="Monospace1" officeooo:rsid="0019e473"/>
    </style:style>
    <style:style style:name="T43" style:family="text">
      <style:text-properties fo:color="#2a00ff" loext:opacity="100%" style:font-name="Monospace" fo:font-size="10pt" style:font-size-asian="10pt"/>
    </style:style>
    <style:style style:name="T44" style:family="text">
      <style:text-properties fo:color="#0000c0" loext:opacity="100%" style:font-name="Monospace" fo:font-size="10pt" style:font-size-asian="10pt"/>
    </style:style>
    <style:style style:name="T45" style:family="text">
      <style:text-properties style:font-name="Monospace"/>
    </style:style>
    <style:style style:name="T46" style:family="text">
      <style:text-properties officeooo:rsid="001cf26c"/>
    </style:style>
    <style:style style:name="T47" style:family="text">
      <style:text-properties style:font-name="arial" fo:font-size="12pt" fo:language="ca" fo:country="ES" fo:font-weight="normal" officeooo:rsid="00212ceb" style:font-size-asian="12pt" style:font-weight-asian="normal" style:font-size-complex="12pt" style:font-weight-complex="normal"/>
    </style:style>
    <style:style style:name="T48" style:family="text">
      <style:text-properties style:font-name="arial" fo:font-size="12pt" fo:language="ca" fo:country="ES" fo:font-weight="normal" officeooo:rsid="0022d9c8" style:font-size-asian="12pt" style:font-weight-asian="normal" style:font-size-complex="12pt" style:font-weight-complex="normal"/>
    </style:style>
    <style:style style:name="T49" style:family="text">
      <style:text-properties style:font-name="arial" fo:font-size="12pt" fo:language="ca" fo:country="ES" fo:font-style="normal" fo:font-weight="normal" officeooo:rsid="0023927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language="ca" fo:country="ES" fo:font-style="normal" fo:font-weight="normal" officeooo:rsid="00250eba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officeooo:rsid="0022d9c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2d9c8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239271" style:font-style-asian="normal" style:font-style-complex="normal"/>
    </style:style>
    <style:style style:name="T58" style:family="text">
      <style:text-properties fo:font-style="normal" officeooo:rsid="00250eba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5"><text:span text:style-name="T21">Mòdul </text:span><text:span text:style-name="T23">6 – Accés a dades</text:span></text:p>
          </table:table-cell>
        </table:table-row>
        <table:table-row table:style-name="Taula1.2">
          <table:table-cell table:style-name="Taula1.A2" office:value-type="string">
            <text:p text:style-name="P6"><text:span text:style-name="T22">2</text:span><text:span text:style-name="T30">n <text:s text:c="2"/></text:span><text:span text:style-name="T21">CFGS Desenvolupament d'Aplicacions Multiplataforma</text:span></text:p>
          </table:table-cell>
        </table:table-row>
      </table:table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41"><text:s/>Fitxers. Conceptes</text:p>
          </table:table-cell>
        </table:table-row>
      </table:table>
      <text:p text:style-name="P33"/>
      <text:p text:style-name="P33"><text:span text:style-name="T53">1)</text:span><text:span text:style-name="T51"> </text:span>Els fitxers es poden classificar en <text:span text:style-name="T52">diferents tipus en funció del seu contingut</text:span>:</text:p>
      <text:p text:style-name="P33"/>
      <text:p text:style-name="P37">Fitxers de Text</text:p>
      <text:p text:style-name="P33"><text:tab/>Contenen exclusivament caràcters imprimibles (.txt, .bat, .cs, .javac, ...)</text:p>
      <text:p text:style-name="P33"><text:tab/>Es poden visualitzar/editar amb eines senzilles que incorpora el sistema:</text:p>
      <text:list xml:id="list1978878887" text:style-name="L1">
        <text:list-item>
          <text:p text:style-name="P43">type/cat </text:p>
        </text:list-item>
        <text:list-item>
          <text:p text:style-name="P45"><text:span text:style-name="T47">edit/notepad/gedit/vi/</text:span><text:span text:style-name="T48">nano/...</text:span></text:p>
        </text:list-item>
      </text:list>
      <text:p text:style-name="P33"><text:tab/>Poden tenir un format lliure o bé un format específic (cas dels .csv, .xml, .json, ...)</text:p>
      <text:p text:style-name="P33"/>
      <text:p text:style-name="P37">Fitxers binàris</text:p>
      <text:p text:style-name="P33"><text:tab/>Poden contenir caràcters no imprimibles (caràcters compactats, comprimits, <text:tab/>encriptats, ...)</text:p>
      <text:p text:style-name="P33"><text:tab/>Aquest contingut pot correspondre a tota mena de fitxers diversos:</text:p>
      <text:list xml:id="list2087210146" text:style-name="L2">
        <text:list-item>
          <text:p text:style-name="P44">dades amb elements numèrics compactats</text:p>
        </text:list-item>
        <text:list-item>
          <text:p text:style-name="P44">dades comprimides</text:p>
        </text:list-item>
        <text:list-item>
          <text:p text:style-name="P44">dades encriptades</text:p>
        </text:list-item>
        <text:list-item>
          <text:p text:style-name="P44">editors de text (amb format)</text:p>
        </text:list-item>
        <text:list-item>
          <text:p text:style-name="P44">fulls de càlcul, presentacions, ...</text:p>
        </text:list-item>
        <text:list-item>
          <text:p text:style-name="P44">programes executables de tot tipus</text:p>
        </text:list-item>
        <text:list-item>
          <text:p text:style-name="P44">imatges, vídeos, ...</text:p>
        </text:list-item>
        <text:list-item>
          <text:p text:style-name="P44">...</text:p>
        </text:list-item>
      </text:list>
      <text:p text:style-name="P37"/>
      <text:p text:style-name="P38">2) Tipus d’accés que s’utilitza per a accedir al contingut d’un fitxer:</text:p>
      <text:p text:style-name="P38"><text:tab/></text:p>
      <text:p text:style-name="P38">Accés seqüencial:</text:p>
      <text:p text:style-name="P38"><text:tab/><text:span text:style-name="T54">Per a accedir a una posició x cal haver accedit a totes les posicions prèvies des de <text:tab/>l’inici del fitxer</text:span></text:p>
      <text:p text:style-name="P35"/>
      <text:p text:style-name="P38">Accés directe<text:span text:style-name="T54">: </text:span></text:p>
      <text:p text:style-name="P35"><text:tab/>Si coneixem el byte on comença la informació que ens interessa, ens hi podem <text:tab/>posicionar sense haver de passar per totes les dades anteriors</text:p>
      <text:p text:style-name="P35"/>
      <text:p text:style-name="P38"><text:soft-page-break/></text:p>
      <text:p text:style-name="P38">3) Buffers</text:p>
      <text:p text:style-name="P38"/>
      <text:p text:style-name="P34"><text:tab/>El concepte general de <text:span text:style-name="T55">buffer</text:span> és el d’un sincronitzador de processos:</text:p>
      <text:p text:style-name="P34"><text:tab/>Un procés produeix dades a una velocitat i un altre que s’hi ha de comunicar les consumeix a una velocitat diferent (més ràpida o més lenta, de manera més o menys uniforme, ...). Per a fer possible aquesta comunicació existeixen els buffers.</text:p>
      <text:p text:style-name="P34"/>
      <text:p text:style-name="P34"><text:tab/>Un exemple de buffer el tenim en un entorn streaming:</text:p>
      <text:p text:style-name="P39"><text:tab/>Un humà veient una pel·lícula la vol veure a un ritme constant, a la seva velocitat. Però si la visualització es realitza a través d’internet, la recepció de la pel·lícula pot fer-se a velocitat variable, en funció de l’ample de banda disponible, la càrrega del servidor, etc. Per a sincronitzar els dos processos cal un buffer: memòria on emmagatzemar la part de la pel·lícula rebuda i encara no visualitzada.</text:p>
      <text:p text:style-name="P39"/>
      <text:p text:style-name="P40"><text:tab/><text:span text:style-name="T56">En el cas de</text:span><text:span text:style-name="T57">ls</text:span><text:span text:style-name="T56"> fitxers, </text:span><text:span text:style-name="T57">es poden usar buffers per a millorar el rendiment de la lectura/escriptura </text:span><text:span text:style-name="T58">entre la memòria principal (RAM) i la </text:span><text:span text:style-name="T57">memòria secundària (discs). </text:span><text:span text:style-name="T58">Són dos entorns que treballen a velocitats molt diferents i, per tant, necessiten sincronització.</text:span></text:p>
      <text:p text:style-name="P46"><text:span text:style-name="T49">En aquest cas, </text:span><text:span text:style-name="T50">quen programem </text:span><text:span text:style-name="T49">utilitzarem mètodes específics que impliquen la utilització d’aquests buffers.</text:span></text:p>
      <text:p text:style-name="P46"><text:span text:style-name="T4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002cm" fo:margin-left="0cm" table:align="left" style:writing-mode="lr-tb"/>
    </style:style>
    <style:style style:name="Table4.A" style:family="table-column">
      <style:table-column-properties style:column-width="9.107cm"/>
    </style:style>
    <style:style style:name="Table4.B" style:family="table-column">
      <style:table-column-properties style:column-width="7.895cm"/>
    </style:style>
    <style:style style:name="Table4.1" style:family="table-row">
      <style:table-row-properties style:min-row-height="1.482cm" fo:keep-together="auto"/>
    </style:style>
    <style:style style:name="Table4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1" fo:font-size="10pt" fo:language="ca" fo:country="ES" officeooo:rsid="00116fa7" officeooo:paragraph-rsid="001595e6" style:font-size-asian="10pt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5cm" fo:margin-bottom="0.3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14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n 55" text:anchor-type="char" svg:x="-0.358cm" svg:y="-0.984cm" svg:width="6.72cm" svg:height="1.131cm" draw:z-index="3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001000001B700000071E6A4831387C6A5D3.png" xlink:type="simple" xlink:show="embed" xlink:actuate="onLoad" draw:mime-type="image/png"/></draw:frame></text:p>
      </style:header>
      <style:foot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<text:span text:style-name="MT1">Nom arxiu: </text:span><text:span text:style-name="MT1"><text:file-name text:display="name-and-extension">ED2DAM_ACT_2223_M6_UF1_FitxersConceptes.odt</text:file-name></text:span></text:p>
              <text:p text:style-name="MP4">Elaborat: <text:s/>Departament Informàtica</text:p>
            </table:table-cell>
            <table:table-cell table:style-name="Table4.A1" office:value-type="string">
              <text:p text:style-name="MP5"><text:span text:style-name="MT1">Data: </text:span><text:span text:style-name="MT1"><text:date style:data-style-name="N34" text:date-value="2022-11-06T10:27:41.967028118">novembre</text:date></text:span><text:span text:style-name="MT1"><text:s/></text:span><text:span text:style-name="MT1"><text:date style:data-style-name="N121" text:date-value="2022-11-06T10:27:41.967147560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2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2-11-06T10:27:41.667405034</dc:date>
    <meta:editing-duration>PT7H16M19S</meta:editing-duration>
    <meta:editing-cycles>36</meta:editing-cycles>
    <meta:generator>LibreOffice/7.3.6.2$Linux_X86_64 LibreOffice_project/30$Build-2</meta:generator>
    <meta:document-statistic meta:table-count="3" meta:image-count="2" meta:object-count="0" meta:page-count="2" meta:paragraph-count="39" meta:word-count="396" meta:character-count="2528" meta:non-whitespace-character-count="2157"/>
  </office:meta>
</office:document-meta>
</file>